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E0000009ACF2E8118BCB2FC2F.png" manifest:media-type="image/png"/>
  <manifest:file-entry manifest:full-path="Pictures/10000001000003BE00000320A1136BCC1DA4BF7E.png" manifest:media-type="image/png"/>
  <manifest:file-entry manifest:full-path="Pictures/1000000100000780000004381C31E8EA375742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221cm" svg:height="7.436cm" svg:x="4.029cm" svg:y="17.962cm">
          <draw:image xlink:href="Pictures/1000000100000780000004381C31E8EA375742AD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8.767cm" svg:x="5.5cm" svg:y="9.195cm">
          <draw:image xlink:href="Pictures/10000001000003BE00000320A1136BCC1DA4BF7E.png" xlink:type="simple" xlink:show="embed" xlink:actuate="onLoad" draw:mime-type="image/png">
            <text:p/>
          </draw:image>
        </draw:frame>
        <draw:frame draw:style-name="gr1" draw:text-style-name="P1" draw:layer="layout" svg:width="17.249cm" svg:height="2.772cm" svg:x="1.751cm" svg:y="4.44cm">
          <draw:image xlink:href="Pictures/10000001000003BE0000009ACF2E8118BCB2FC2F.png" xlink:type="simple" xlink:show="embed" xlink:actuate="onLoad" draw:mime-type="image/png">
            <text:p/>
          </draw:image>
        </draw:frame>
        <draw:frame draw:style-name="gr2" draw:text-style-name="P2" draw:layer="layout" svg:width="16.25cm" svg:height="0.962cm" svg:x="1.5cm" svg:y="3.25cm">
          <draw:text-box>
            <text:p>Criação dos containeres Mysql:5.7 e Phpmyadmin</text:p>
          </draw:text-box>
        </draw:frame>
        <draw:frame draw:style-name="gr3" draw:text-style-name="P2" draw:layer="layout" svg:width="7.75cm" svg:height="1cm" svg:x="1.75cm" svg:y="7.962cm">
          <draw:text-box>
            <text:p>Conexão Localhost:8080</text:p>
          </draw:text-box>
        </draw:frame>
        <draw:frame draw:style-name="gr3" draw:text-style-name="P2" draw:layer="layout" svg:width="4.5cm" svg:height="1cm" svg:x="2.279cm" svg:y="16.712cm">
          <draw:text-box>
            <text:p>Autenticação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09:37:11.484645808</dc:date>
    <meta:editing-duration>PT5M52S</meta:editing-duration>
    <meta:editing-cycles>1</meta:editing-cycles>
    <meta:document-statistic meta:object-count="6"/>
    <meta:generator>LibreOffice/7.4.4.2$Linux_X86_64 LibreOffice_project/40$Build-2</meta:generator>
  </office:meta>
</office:document-meta>
</file>